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7.809in" fo:margin-left="-0.0576in" table:align="left"/>
    </style:style>
    <style:style style:name="Tableau13.A" style:family="table-column">
      <style:table-column-properties style:column-width="3.9042in"/>
    </style:style>
    <style:style style:name="Tableau13.B" style:family="table-column">
      <style:table-column-properties style:column-width="0.2236in"/>
    </style:style>
    <style:style style:name="Tableau13.C" style:family="table-column">
      <style:table-column-properties style:column-width="3.6813in"/>
    </style:style>
    <style:style style:name="Tableau13.1" style:family="table-row">
      <style:table-row-properties style:min-row-height="0.2375in"/>
    </style:style>
    <style:style style:name="Tableau13.A1" style:family="table-cell">
      <style:table-cell-properties fo:padding="0.0382in" fo:border-left="2pt solid #000000" fo:border-right="2pt solid #000000" fo:border-top="2pt solid #000000" fo:border-bottom="none"/>
    </style:style>
    <style:style style:name="Tableau13.A2" style:family="table-cell">
      <style:table-cell-properties fo:padding="0.0382in" fo:border-left="2pt solid #000000" fo:border-right="none" fo:border-top="none" fo:border-bottom="none"/>
    </style:style>
    <style:style style:name="Tableau13.C2" style:family="table-cell">
      <style:table-cell-properties fo:padding="0.0382in" fo:border-left="none" fo:border-right="2pt solid #000000" fo:border-top="none" fo:border-bottom="none"/>
    </style:style>
    <style:style style:name="Tableau13.A3" style:family="table-cell">
      <style:table-cell-properties fo:padding="0.0382in" fo:border-left="2pt solid #000000" fo:border-right="none" fo:border-top="none" fo:border-bottom="2pt solid #000000"/>
    </style:style>
    <style:style style:name="Tableau13.B3" style:family="table-cell">
      <style:table-cell-properties fo:padding="0.0382in" fo:border-left="none" fo:border-right="2pt solid #000000" fo:border-top="none" fo:border-bottom="2pt solid #000000"/>
    </style:style>
    <style:style style:name="Tableau10" style:family="table">
      <style:table-properties style:width="7.7979in" fo:margin-left="-0.0493in" table:align="left" style:writing-mode="lr-tb"/>
    </style:style>
    <style:style style:name="Tableau10.A" style:family="table-column">
      <style:table-column-properties style:column-width="3.0958in"/>
    </style:style>
    <style:style style:name="Tableau10.B" style:family="table-column">
      <style:table-column-properties style:column-width="4.7021in"/>
    </style:style>
    <style:style style:name="Tableau10.1" style:family="table-row">
      <style:table-row-properties style:min-row-height="1.9688in" fo:keep-together="auto"/>
    </style:style>
    <style:style style:name="Tableau10.A1" style:family="table-cell">
      <style:table-cell-properties fo:padding-left="0.0493in" fo:padding-right="0.0493in" fo:padding-top="0in" fo:padding-bottom="0in" fo:border-left="2pt solid #00000a" fo:border-right="none" fo:border-top="2pt solid #00000a" fo:border-bottom="2pt solid #00000a"/>
    </style:style>
    <style:style style:name="Tableau10.B1" style:family="table-cell">
      <style:table-cell-properties fo:padding-left="0.0493in" fo:padding-right="0.0493in" fo:padding-top="0in" fo:padding-bottom="0in" fo:border-left="none" fo:border-right="2pt solid #00000a" fo:border-top="2pt solid #00000a" fo:border-bottom="2pt solid #00000a"/>
    </style:style>
    <style:style style:name="Tableau11" style:family="table">
      <style:table-properties style:width="7.8125in" fo:margin-left="-0.0493in" table:align="left" style:writing-mode="lr-tb"/>
    </style:style>
    <style:style style:name="Tableau11.A" style:family="table-column">
      <style:table-column-properties style:column-width="1.6069in"/>
    </style:style>
    <style:style style:name="Tableau11.B" style:family="table-column">
      <style:table-column-properties style:column-width="0.7431in"/>
    </style:style>
    <style:style style:name="Tableau11.C" style:family="table-column">
      <style:table-column-properties style:column-width="0.0965in"/>
    </style:style>
    <style:style style:name="Tableau11.D" style:family="table-column">
      <style:table-column-properties style:column-width="0.325in"/>
    </style:style>
    <style:style style:name="Tableau11.E" style:family="table-column">
      <style:table-column-properties style:column-width="0.2375in"/>
    </style:style>
    <style:style style:name="Tableau11.F" style:family="table-column">
      <style:table-column-properties style:column-width="0.025in"/>
    </style:style>
    <style:style style:name="Tableau11.G" style:family="table-column">
      <style:table-column-properties style:column-width="1.1493in"/>
    </style:style>
    <style:style style:name="Tableau11.H" style:family="table-column">
      <style:table-column-properties style:column-width="0.2792in"/>
    </style:style>
    <style:style style:name="Tableau11.I" style:family="table-column">
      <style:table-column-properties style:column-width="0.0736in"/>
    </style:style>
    <style:style style:name="Tableau11.J" style:family="table-column">
      <style:table-column-properties style:column-width="1.0438in"/>
    </style:style>
    <style:style style:name="Tableau11.K" style:family="table-column">
      <style:table-column-properties style:column-width="0.8701in"/>
    </style:style>
    <style:style style:name="Tableau11.L" style:family="table-column">
      <style:table-column-properties style:column-width="1.3625in"/>
    </style:style>
    <style:style style:name="Tableau11.1" style:family="table-row">
      <style:table-row-properties style:min-row-height="0.2208in" fo:keep-together="auto"/>
    </style:style>
    <style:style style:name="Tableau11.A1" style:family="table-cell">
      <style:table-cell-properties style:vertical-align="" fo:padding-left="0.0493in" fo:padding-right="0.0493in" fo:padding-top="0in" fo:padding-bottom="0in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0493in" fo:padding-right="0.0493in" fo:padding-top="0in" fo:padding-bottom="0in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0.3938in" fo:keep-together="auto"/>
    </style:style>
    <style:style style:name="Tableau11.A5" style:family="table-cell">
      <style:table-cell-properties style:vertical-align=""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0493in" fo:padding-right="0.0493in" fo:padding-top="0in" fo:padding-bottom="0in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1576in" fo:keep-together="auto"/>
    </style:style>
    <style:style style:name="Tableau11.A6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1944in" fo:keep-together="auto"/>
    </style:style>
    <style:style style:name="Tableau11.A7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042in" fo:keep-together="auto"/>
    </style:style>
    <style:style style:name="Tableau11.A9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1965in" fo:keep-together="auto"/>
    </style:style>
    <style:style style:name="Tableau11.A12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0493in" fo:padding-right="0.0493in" fo:padding-top="0in" fo:padding-bottom="0in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G13" style:family="table-cell">
      <style:table-cell-properties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J13" style:family="table-cell">
      <style:table-cell-properties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0493in" fo:padding-right="0.0493in" fo:padding-top="0in" fo:padding-bottom="0in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0403in" fo:keep-together="auto"/>
    </style:style>
    <style:style style:name="Tableau11.A20" style:family="table-cell">
      <style:table-cell-properties fo:padding-left="0.0493in" fo:padding-right="0.0493in" fo:padding-top="0in" fo:padding-bottom="0in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382in" fo:keep-together="auto"/>
    </style:style>
    <style:style style:name="Tableau11.A21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none" fo:border-bottom="2.25pt solid #00000a"/>
    </style:style>
    <style:style style:name="Tableau16" style:family="table">
      <style:table-properties style:width="6.2in" fo:margin-left="-0.0556in" table:align="left"/>
    </style:style>
    <style:style style:name="Tableau16.A" style:family="table-column">
      <style:table-column-properties style:column-width="6.2in"/>
    </style:style>
    <style:style style:name="Tableau16.A1" style:family="table-cell">
      <style:table-cell-properties fo:padding="0.0382in" fo:border="0.05pt solid #000000"/>
    </style:style>
    <style:style style:name="Tableau2" style:family="table">
      <style:table-properties style:width="6.1069in" table:align="margins"/>
    </style:style>
    <style:style style:name="Tableau2.A" style:family="table-column">
      <style:table-column-properties style:column-width="4.1319in" style:rel-column-width="44340*"/>
    </style:style>
    <style:style style:name="Tableau2.B" style:family="table-column">
      <style:table-column-properties style:column-width="0.9215in" style:rel-column-width="9888*"/>
    </style:style>
    <style:style style:name="Tableau2.C" style:family="table-column">
      <style:table-column-properties style:column-width="1.0535in" style:rel-column-width="11307*"/>
    </style:style>
    <style:style style:name="Tableau2.1" style:family="table-row">
      <style:table-row-properties style:min-row-height="0.0042in"/>
    </style:style>
    <style:style style:name="Tableau2.A1" style:family="table-cell">
      <style:table-cell-properties fo:padding="0.0382in" fo:border="none"/>
    </style:style>
    <style:style style:name="Tableau15" style:family="table">
      <style:table-properties style:width="6.0917in" table:align="left"/>
    </style:style>
    <style:style style:name="Tableau15.A" style:family="table-column">
      <style:table-column-properties style:column-width="1.0819in"/>
    </style:style>
    <style:style style:name="Tableau15.B" style:family="table-column">
      <style:table-column-properties style:column-width="1.1326in"/>
    </style:style>
    <style:style style:name="Tableau15.C" style:family="table-column">
      <style:table-column-properties style:column-width="1.1556in"/>
    </style:style>
    <style:style style:name="Tableau15.D" style:family="table-column">
      <style:table-column-properties style:column-width="1.3014in"/>
    </style:style>
    <style:style style:name="Tableau15.E" style:family="table-column">
      <style:table-column-properties style:column-width="1.4201in"/>
    </style:style>
    <style:style style:name="Tableau15.A1" style:family="table-cell">
      <style:table-cell-properties fo:padding="0.0382in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3.5437in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2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3.9374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.711in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2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1.711in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2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in" fo:margin-right="-0.0783in" fo:text-indent="0in" style:auto-text-indent="false"/>
      <style:text-properties style:font-name="Calibri2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047in" fo:margin-right="0.0008in" fo:text-indent="0in" style:auto-text-indent="false"/>
      <style:text-properties style:font-name="Calibri2" fo:font-size="2pt" style:font-size-asian="1.75pt" style:font-size-complex="2pt"/>
    </style:style>
    <style:style style:name="P56" style:family="paragraph" style:parent-style-name="Standard">
      <style:paragraph-properties fo:margin-left="-0.0047in" fo:margin-right="0.0008in" fo:text-indent="0in" style:auto-text-indent="false"/>
      <style:text-properties style:font-name="Calibri2" fo:font-size="8pt" style:font-size-asian="8pt" style:font-size-complex="8pt"/>
    </style:style>
    <style:style style:name="P57" style:family="paragraph" style:parent-style-name="Table_20_Contents">
      <style:text-properties style:font-name="Calibri2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2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UrbanBody_20_">
      <style:paragraph-properties fo:margin-left="0.0008in" fo:margin-right="-0.1319in" fo:text-indent="0in" style:auto-text-indent="false"/>
      <style:text-properties style:font-name="Calibri2" fo:font-size="8pt" style:font-size-asian="8pt" style:font-size-complex="8pt"/>
    </style:style>
    <style:style style:name="P67" style:family="paragraph" style:parent-style-name="Standard">
      <style:paragraph-properties fo:margin-left="-0.0492in" fo:margin-right="0in" fo:line-height="150%" fo:text-indent="0in" style:auto-text-indent="false">
        <style:tab-stops>
          <style:tab-stop style:position="0.0484in"/>
        </style:tab-stops>
      </style:paragraph-properties>
      <style:text-properties style:font-name="Calibri2" fo:font-size="9pt" style:font-size-asian="9pt" style:font-size-complex="9pt"/>
    </style:style>
    <style:style style:name="P68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1.711in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9" style:family="paragraph" style:parent-style-name="UrbanBody_20_">
      <style:paragraph-properties fo:margin-top="0in" fo:margin-bottom="0in" loext:contextual-spacing="false" fo:text-align="start" style:justify-single-word="false">
        <style:tab-stops>
          <style:tab-stop style:position="3.9374in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UrbanBody">
      <style:text-properties fo:color="#000000" style:font-name="Calibri2" fo:font-size="8pt" style:font-size-asian="8pt" style:font-size-complex="8pt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4" style:family="paragraph" style:parent-style-name="Standard">
      <style:paragraph-properties fo:margin-left="0in" fo:margin-right="0.0008in" fo:text-indent="0in" style:auto-text-indent="false"/>
      <style:text-properties style:font-name="Calibri2" fo:font-size="8pt" style:font-size-asian="8pt" style:font-size-complex="8pt"/>
    </style:style>
    <style:style style:name="P75" style:family="paragraph" style:parent-style-name="Standard">
      <style:paragraph-properties fo:margin-left="-0.0043in" fo:margin-right="0.0028in" fo:text-indent="0in" style:auto-text-indent="false"/>
      <style:text-properties style:font-name="Calibri2" fo:font-size="8pt" style:font-size-asian="8pt" style:font-size-complex="8pt"/>
    </style:style>
    <style:style style:name="P76" style:family="paragraph" style:parent-style-name="Standard">
      <style:paragraph-properties fo:margin-top="0.1665in" fo:margin-bottom="0in" loext:contextual-spacing="false" fo:text-align="center" style:justify-single-word="false"/>
      <style:text-properties style:font-name="Calibri2"/>
    </style:style>
    <style:style style:name="P7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style:line-height-at-least="0.0398in"/>
    </style:style>
    <style:style style:name="P79" style:family="paragraph">
      <style:paragraph-properties fo:text-align="justify"/>
    </style:style>
    <style:style style:name="P8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" style:font-weight-asian="normal" style:font-name-complex="Ubuntu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2" style:font-name-complex="Times New Roman1"/>
    </style:style>
    <style:style style:name="T65" style:family="text">
      <style:text-properties style:font-name="Calibri2" fo:font-size="8pt" style:font-size-asian="8pt" style:font-size-complex="8pt"/>
    </style:style>
    <style:style style:name="T66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2" style:family="text">
      <style:text-properties fo:color="#000000" style:font-name-asian="Ubuntu" style:font-name-complex="Ubuntu"/>
    </style:style>
    <style:style style:name="T73" style:family="text">
      <style:text-properties fo:color="#000000" fo:font-weight="normal" style:font-name-asian="Ubuntu" style:font-weight-asian="normal" style:font-name-complex="Ubuntu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" style:font-name-complex="Ubuntu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2" style:font-weight-complex="bold"/>
    </style:style>
    <style:style style:name="T80" style:family="text">
      <style:text-properties fo:language="fr" fo:country="BE" style:text-underline-style="none" style:font-name-complex="Calibri2"/>
    </style:style>
    <style:style style:name="T81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7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79" form:id="control7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2" form:id="control8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4" form:id="control8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6" form:id="control8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90" form:id="control9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91" form:id="control9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93" form:id="control9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 / </text:span><text:span text:style-name="T76"><text:text-input text:description="">tool.getCurrentFolderManagerInitials()</text:text-input></text:span><text:span text:style-name="T75"> 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1189in" draw:z-index="19" draw:style-name="gr1" draw:text-style-name="P80" svg:width="0.1303in" svg:height="0.126in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1189in" draw:z-index="18" draw:style-name="gr1" draw:text-style-name="P80" svg:width="0.1303in" svg:height="0.126in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1189in" draw:z-index="20" draw:style-name="gr1" draw:text-style-name="P80" svg:width="0.1303in" svg:height="0.126in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7"><draw:control text:anchor-type="as-char" svg:y="-0.1189in" draw:z-index="40" draw:style-name="gr1" draw:text-style-name="P80" svg:width="0.1303in" svg:height="0.126in" draw:control="control41"/></text:span><text:span text:style-name="T25"> 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50"><draw:control text:anchor-type="as-char" svg:y="-0.1189in" draw:z-index="39" draw:style-name="gr1" draw:text-style-name="P80" svg:width="0.1303in" svg:height="0.126in" draw:control="control40"/></text:span><text:span text:style-name="T29"> 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1189in" draw:z-index="37" draw:style-name="gr1" draw:text-style-name="P80" svg:width="0.1303in" svg:height="0.126in" draw:control="control38"/><text:span text:style-name="T9">oui <text:s text:c="3"/></text:span><text:span text:style-name="T9"><draw:control text:anchor-type="as-char" svg:y="-0.1189in" draw:z-index="38" draw:style-name="gr1" draw:text-style-name="P80" svg:width="0.1303in" svg:height="0.126in" draw:control="control39"/></text:span><text:span text:style-name="T9"> 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7"><text:span text:style-name="T83">do text if not licence_helper.folderCategory.count('UFD')</text:span></text:p></office:annotation></text:span><text:span text:style-name="T47"><draw:control text:anchor-type="as-char" svg:y="-0.1189in" draw:z-index="1" draw:style-name="gr1" draw:text-style-name="P80" svg:width="0.1303in" svg:height="0.126in" draw:control="control2"/></text:span><text:span text:style-name="T47"> 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9"><draw:control text:anchor-type="as-char" svg:y="-0.1189in" draw:z-index="33" draw:style-name="gr1" draw:text-style-name="P80" svg:width="0.1303in" svg:height="0.126in" draw:control="control34"/></text:span><text:span text:style-name="T52"> 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1189in" draw:z-index="0" draw:style-name="gr1" draw:text-style-name="P80" svg:width="0.1303in" svg:height="0.126in" draw:control="control1"/></text:span><text:span text:style-name="T47"> 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1189in" draw:z-index="2" draw:style-name="gr1" draw:text-style-name="P80" svg:width="0.1303in" svg:height="0.126in" draw:control="control3"/></text:span><text:span text:style-name="T47"> 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1189in" draw:z-index="3" draw:style-name="gr1" draw:text-style-name="P80" svg:width="0.1303in" svg:height="0.126in" draw:control="control4"/></text:span><text:span text:style-name="T4"> 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1189in" draw:z-index="4" draw:style-name="gr1" draw:text-style-name="P80" svg:width="0.1303in" svg:height="0.126in" draw:control="control5"/></text:span><text:span text:style-name="T4"> DIV</text:span> : autre demande <text:s text:c="19"/></text:p>
            <text:p text:style-name="P29"><text:bookmark text:name="Unknown6"/><text:span text:style-name="T4"><draw:control text:anchor-type="as-char" svg:y="-0.1189in" draw:z-index="5" draw:style-name="gr1" draw:text-style-name="P80" svg:width="0.1303in" svg:height="0.126in" draw:control="control6"/></text:span><text:span text:style-name="T4"> BCX :</text:span> dossiers contentieux</text:p>
            <text:p text:style-name="P30"><text:span text:style-name="T4"><draw:control text:anchor-type="as-char" svg:y="-0.1189in" draw:z-index="6" draw:style-name="gr1" draw:text-style-name="P80" svg:width="0.1303in" svg:height="0.126in" draw:control="control7"/></text:span><text:span text:style-name="T4"> 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1189in" draw:z-index="7" draw:style-name="gr1" draw:text-style-name="P80" svg:width="0.1303in" svg:height="0.126in" draw:control="control8"/></text:span><text:span text:style-name="T61"> PIC/PIUR</text:span><text:span text:style-name="T60"> : avec Urbanisme seul</text:span></text:p>
            <text:p text:style-name="P30"><text:span text:style-name="T61"><draw:control text:anchor-type="as-char" svg:y="-0.1189in" draw:z-index="8" draw:style-name="gr1" draw:text-style-name="P80" svg:width="0.1303in" svg:height="0.126in" draw:control="control9"/></text:span><text:span text:style-name="T61"> PIC/PIEN</text:span><text:span text:style-name="T60"> : avec Environnement seul </text:span></text:p>
            <text:p text:style-name="P30"><text:span text:style-name="T60"><draw:control text:anchor-type="as-char" svg:y="-0.1189in" draw:z-index="9" draw:style-name="gr1" draw:text-style-name="P80" svg:width="0.1303in" svg:height="0.126in" draw:control="control10"/></text:span><text:span text:style-name="T60"> 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7"><text:span text:style-name="T83">do text if not licence_helper.folderCategory.count('UCO:')</text:span></text:p></office:annotation><draw:control text:anchor-type="as-char" svg:y="-0.1189in" draw:z-index="10" draw:style-name="gr1" draw:text-style-name="P80" svg:width="0.1303in" svg:height="0.126in" draw:control="control11"/> 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7"><text:span text:style-name="T83">do text if licence_helper.folderCategory.count('UCO:')</text:span></text:p></office:annotation></text:span><text:span text:style-name="T54"><draw:control text:anchor-type="as-char" svg:y="-0.1189in" draw:z-index="28" draw:style-name="gr1" draw:text-style-name="P80" svg:width="0.1303in" svg:height="0.126in" draw:control="control29"/></text:span><text:span text:style-name="T54"> 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7"><text:span text:style-name="T83">do text if not licence_helper.folderCategory.count('UCO/D')</text:span></text:p></office:annotation><draw:control text:anchor-type="as-char" svg:y="-0.1189in" draw:z-index="11" draw:style-name="gr1" draw:text-style-name="P80" svg:width="0.1303in" svg:height="0.126in" draw:control="control12"/> 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7"><text:span text:style-name="T83">do text if licence_helper.folderCategory.count('UCO/D')</text:span></text:p></office:annotation></text:span><text:span text:style-name="T54"><draw:control text:anchor-type="as-char" svg:y="-0.1189in" draw:z-index="29" draw:style-name="gr1" draw:text-style-name="P80" svg:width="0.1303in" svg:height="0.126in" draw:control="control30"/></text:span><text:span text:style-name="T54"> 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1189in" draw:z-index="12" draw:style-name="gr1" draw:text-style-name="P80" svg:width="0.1303in" svg:height="0.126in" draw:control="control13"/> <text:span text:style-name="T57">LCO</text:span><text:span text:style-name="T54">: permis </text:span><text:span text:style-name="T58">d'urbanisation</text:span><text:span text:style-name="T54"> avec avis du FD</text:span></text:p>
            <text:p text:style-name="P67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7"><text:span text:style-name="T83">do text if not licence_helper.folderCategory.count('UCO/A')</text:span></text:p></office:annotation></text:span><text:span text:style-name="T7"><draw:control text:anchor-type="as-char" svg:y="-0.1189in" draw:z-index="13" draw:style-name="gr1" draw:text-style-name="P80" svg:width="0.1303in" svg:height="0.126in" draw:control="control14"/></text:span><text:span text:style-name="T7"> 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7"><text:span text:style-name="T83">do text if licence_helper.folderCategory.count('UCO/A')</text:span></text:p></office:annotation></text:span><text:span text:style-name="T7"><draw:control text:anchor-type="as-char" svg:y="-0.1189in" draw:z-index="30" draw:style-name="gr1" draw:text-style-name="P80" svg:width="0.1303in" svg:height="0.126in" draw:control="control31"/></text:span><text:span text:style-name="T7"> 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7"><text:span text:style-name="T83">do text if not licence_helper.folderCategory.count('UCO/PD')</text:span></text:p></office:annotation></text:span><text:span text:style-name="T7"><draw:control text:anchor-type="as-char" svg:y="-0.1189in" draw:z-index="14" draw:style-name="gr1" draw:text-style-name="P80" svg:width="0.1303in" svg:height="0.126in" draw:control="control15"/></text:span><text:span text:style-name="T7"> 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7"><text:span text:style-name="T83">do </text:span><text:span text:style-name="T86">text</text:span><text:span text:style-name="T83"> if licence_helper.folderCategory.count('UCO/PD')</text:span></text:p></office:annotation></text:span><text:span text:style-name="T7"><draw:control text:anchor-type="as-char" svg:y="-0.1189in" draw:z-index="31" draw:style-name="gr1" draw:text-style-name="P80" svg:width="0.1303in" svg:height="0.126in" draw:control="control32"/></text:span><text:span text:style-name="T7"> 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not licence_helper.folderCategory.count('UCO/ED')</text:span></text:p></office:annotation></text:span><text:span text:style-name="T7"><draw:control text:anchor-type="as-char" svg:y="-0.1189in" draw:z-index="15" draw:style-name="gr1" draw:text-style-name="P80" svg:width="0.1303in" svg:height="0.126in" draw:control="control16"/></text:span><text:span text:style-name="T7"> 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licence_helper.folderCategory.count('UCO/ED')</text:span></text:p></office:annotation></text:span><text:span text:style-name="T7"><draw:control text:anchor-type="as-char" svg:y="-0.1189in" draw:z-index="32" draw:style-name="gr1" draw:text-style-name="P80" svg:width="0.1303in" svg:height="0.126in" draw:control="control33"/></text:span><text:span text:style-name="T7"> 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1189in" draw:z-index="16" draw:style-name="gr1" draw:text-style-name="P80" svg:width="0.1303in" svg:height="0.126in" draw:control="control17"/></text:span><text:span text:style-name="T7"> 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1189in" draw:z-index="17" draw:style-name="gr1" draw:text-style-name="P80" svg:width="0.1303in" svg:height="0.126in" draw:control="control18"/></text:span><text:span text:style-name="T2"> 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 <text:s/></text:p>
            <text:p text:style-name="P40"><text:text-input text:description="">self.getApplicants()[0].getAddress()</text:text-input></text:p>
            <text:p text:style-name="P66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70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30 jours' in licence_helper.annoncedDelay</text:span></text:p></office:annotation><draw:control text:anchor-type="as-char" draw:z-index="34" draw:style-name="gr2" draw:text-style-name="P80" svg:width="0.176in" svg:height="0.1571in" draw:control="control35"/> 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75 jours' in licence_helper.annoncedDelay</text:span></text:p></office:annotation><draw:control text:anchor-type="as-char" draw:z-index="35" draw:style-name="gr2" draw:text-style-name="P80" svg:width="0.176in" svg:height="0.1571in" draw:control="control36"/> 75 jours</text:p>
            <text:p text:style-name="P21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15 jours' in licence_helper.annoncedDelay</text:span></text:p></office:annotation><draw:control text:anchor-type="as-char" draw:z-index="36" draw:style-name="gr2" draw:text-style-name="P80" svg:width="0.176in" svg:height="0.1571in" draw:control="control37"/> 115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draw:control text:anchor-type="as-char" draw:z-index="42" draw:style-name="gr2" draw:text-style-name="P80" svg:width="0.176in" svg:height="0.1571in" draw:control="control43"/> 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draw:control text:anchor-type="as-char" draw:z-index="43" draw:style-name="gr2" draw:text-style-name="P80" svg:width="0.176in" svg:height="0.1571in" draw:control="control44"/> 75 jours</text:p>
            <text:p text:style-name="P13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draw:control text:anchor-type="as-char" draw:z-index="41" draw:style-name="gr2" draw:text-style-name="P80" svg:width="0.176in" svg:height="0.1571in" draw:control="control42"/> 115 jours</text:p>
            <text:p text:style-name="P13"><text:span text:style-name="T48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8"><draw:control text:anchor-type="as-char" svg:y="-0.1189in" draw:z-index="53" draw:style-name="gr1" draw:text-style-name="P80" svg:width="0.1303in" svg:height="0.126in" draw:control="control54"/></text:span><text:span text:style-name="T51"> 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6"><draw:control text:anchor-type="as-char" svg:y="-0.1189in" draw:z-index="64" draw:style-name="gr1" draw:text-style-name="P80" svg:width="0.1303in" svg:height="0.126in" draw:control="control65"/></text:span><text:span text:style-name="T21"> 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4"><draw:control text:anchor-type="as-char" svg:y="-0.1189in" draw:z-index="63" draw:style-name="gr1" draw:text-style-name="P80" svg:width="0.1303in" svg:height="0.126in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text:span text:style-name="T5"><draw:control text:anchor-type="as-char" draw:z-index="54" draw:style-name="gr2" draw:text-style-name="P80" svg:width="0.176in" svg:height="0.1571in" draw:control="control55"/></text:span> <text:span text:style-name="T5">60 jours</text:span>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text:span text:style-name="T5"><draw:control text:anchor-type="as-char" draw:z-index="55" draw:style-name="gr2" draw:text-style-name="P80" svg:width="0.176in" svg:height="0.1571in" draw:control="control56"/></text:span> <text:span text:style-name="T5">105 jours</text:span></text:p>
            <text:p text:style-name="P22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/text:span><text:span text:style-name="T39"><draw:control text:anchor-type="as-char" draw:z-index="56" draw:style-name="gr2" draw:text-style-name="P80" svg:width="0.176in" svg:height="0.1571in" draw:control="control57"/></text:span><text:span text:style-name="T39"> 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) and not (licence_helper.getLastAnnouncement()</text:span><text:span text:style-name="T93"> and licence_helper.getLastAnnouncement()</text:span><text:span text:style-name="T92">.getSuspension())</text:span></text:p></office:annotation><draw:control text:anchor-type="as-char" draw:z-index="58" draw:style-name="gr2" draw:text-style-name="P80" svg:width="0.176in" svg:height="0.1571in" draw:control="control59"/>Aucune</text:p>
            <text:p text:style-name="P43"><office:annotation><dc:creator>Christophe Delcourt</dc:creator><dc:date>2017-07-12T07:59:45</dc:date><text:p text:style-name="P79"><text:span text:style-name="T93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9" draw:style-name="gr2" draw:text-style-name="P80" svg:width="0.176in" svg:height="0.1571in" draw:control="control60"/>Aucune</text:p>
            <text:p text:style-name="P47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summer' in licence_helper.getLastInquiry().getSuspension_period()) or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0" draw:style-name="gr2" draw:text-style-name="P80" svg:width="0.176in" svg:height="0.1571in" draw:control="control61"/>Du 16 juillet au 15 août (max +31 jours)</text:p>
            <text:p text:style-name="P43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summer' in licence_helper.getLastInquiry().getSuspension_period()) and not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1" draw:style-name="gr2" draw:text-style-name="P80" svg:width="0.176in" svg:height="0.1571in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winter' in licence_helper.getLastInquiry().getSuspension_period()) or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4"><draw:control text:anchor-type="as-char" draw:z-index="62" draw:style-name="gr2" draw:text-style-name="P80" svg:width="0.176in" svg:height="0.1571in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winter' in licence_helper.getLastInquiry().getSuspension_period()) and not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7"><draw:control text:anchor-type="as-char" draw:z-index="57" draw:style-name="gr2" draw:text-style-name="P80" svg:width="0.176in" svg:height="0.1571in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94" draw:style-name="gr2" draw:text-style-name="P80" svg:width="0.176in" svg:height="0.1571in" draw:control="control95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7"><text:span text:style-name="T91">do text if licence_helper.SDC</text:span>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7"><text:span text:style-name="T91">do text if not licence_helper.SDC</text:span>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7"><text:span text:style-name="T90">do text if licence_helper.getIsInPCA()</text:span>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7"><text:span text:style-name="T90">do text if not licence_helper.getIsInPCA()</text:span>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7"><text:span text:style-name="T89">do text if licence_helper.getIsInSubdivision()</text:span>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7"><text:span text:style-name="T89">do text if not licence_helper.getIsInSubdivision()</text:span>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7"><text:span text:style-name="T83">do text if not licence_helper.derogation</text:span></text:p></office:annotation><draw:control text:anchor-type="as-char" draw:z-index="75" draw:style-name="gr2" draw:text-style-name="P80" svg:width="0.176in" svg:height="0.1571in" draw:control="control76"/><text:span text:style-name="T9">AUCUNE DEROGATION</text:span></text:p>
                  <text:p text:style-name="P74"><text:span text:style-name="T9"><office:annotation><dc:creator>Auteur inconnu</dc:creator><dc:date>2017-05-16T15:03:23</dc:date><text:p text:style-name="P77"><text:span text:style-name="T83">do text if <text:s/>licence_helper.derogation</text:span></text:p></office:annotation></text:span><text:span text:style-name="T9"><draw:control text:anchor-type="as-char" draw:z-index="76" draw:style-name="gr2" draw:text-style-name="P80" svg:width="0.176in" svg:height="0.1571in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office:annotation><dc:creator>Auteur inconnu</dc:creator><dc:date>2017-05-16T15:03:23</dc:date><text:p text:style-name="P77"><text:span text:style-name="T83">do text if not licence_helper.divergence</text:span></text:p></office:annotation><draw:control text:anchor-type="as-char" draw:z-index="52" draw:style-name="gr2" draw:text-style-name="P80" svg:width="0.176in" svg:height="0.1571in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5"><text:span text:style-name="T5"><office:annotation><dc:creator>Auteur inconnu</dc:creator><dc:date>2017-05-16T15:02:40</dc:date><text:p text:style-name="P77"><text:span text:style-name="T83">do text if licence_helper.divergence</text:span></text:p></office:annotation></text:span><text:span text:style-name="T5"><draw:control text:anchor-type="as-char" draw:z-index="77" draw:style-name="gr2" draw:text-style-name="P80" svg:width="0.176in" svg:height="0.1571in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Ann' in licence_helper.inquiry_type</text:span></text:p></office:annotation></text:span><text:span text:style-name="T9"><draw:control text:anchor-type="as-char" draw:z-index="68" draw:style-name="gr2" draw:text-style-name="P80" svg:width="0.176in" svg:height="0.1571in" draw:control="control69"/></text:span><text:span text:style-name="T9"> ANNONCE DE PROJET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39"><draw:control text:anchor-type="as-char" draw:z-index="67" draw:style-name="gr2" draw:text-style-name="P80" svg:width="0.176in" svg:height="0.1571in" draw:control="control68"/></text:span><text:span text:style-name="T39"> 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Enq' in licence_helper.inquiry_type</text:span></text:p></office:annotation></text:span><text:span text:style-name="T9"><draw:control text:anchor-type="as-char" draw:z-index="70" draw:style-name="gr2" draw:text-style-name="P80" svg:width="0.176in" svg:height="0.1571in" draw:control="control71"/></text:span><text:span text:style-name="T9"> ENQUETE PUBLIQUE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9"><draw:control text:anchor-type="as-char" draw:z-index="69" draw:style-name="gr2" draw:text-style-name="P80" svg:width="0.176in" svg:height="0.1571in" draw:control="control70"/></text:span><text:span text:style-name="T39"> 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1" draw:style-name="gr2" draw:text-style-name="P80" svg:width="0.176in" svg:height="0.1571in" draw:control="control72"/></text:span><text:span text:style-name="T9"> 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DisplayDate())</text:span></text:p></office:annotation><text:span text:style-name="T5"><text:text-input text:description="">licence_view.format_date(licence_helper.getLastAnnouncement().getDisplayDate())</text:text-input></text:span></text:p>
            <text:p text:style-name="P72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DisplayDate())</text:span></text:p></office:annotation>PAS DE DATE AFFICHAGE ENQUETE ENCODEE</text:p>
            <text:p text:style-name="P72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DisplayDate())</text:span></text:p></office:annotation>PAS DE DATE AFFICHAGE ANNONCE DE PROJET <text:soft-page-break/>ENCODEE</text:p>
            <text:p text:style-name="P73"><text:span text:style-name="T73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73"><draw:control text:anchor-type="as-char" draw:z-index="74" draw:style-name="gr2" draw:text-style-name="P80" svg:width="0.176in" svg:height="0.1571in" draw:control="control75"/></text:span><text:span text:style-name="T73"> 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Start())</text:span></text:p></office:annotation><text:span text:style-name="T5"><text:text-input text:description="">licence_view.format_date(licence_helper.getLastAnnouncement().getInvestigationStart())</text:text-input></text:span></text:p>
            <text:p text:style-name="P72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InvestigationStart())</text:span></text:p></office:annotation>PAS DE DATE DEBUT ENQUETE ENCODEE</text:p>
            <text:p text:style-name="P72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Start())</text:span></text:p></office:annotation>PAS DE DATE DEBUT ANNONCE DE PROJET <text:soft-page-break/>ENCODEE</text:p>
            <text:p text:style-name="P72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2" draw:style-name="gr2" draw:text-style-name="P80" svg:width="0.176in" svg:height="0.1571in" draw:control="control73"/></text:span><text:span text:style-name="T9"> 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End())</text:span></text:p></office:annotation><text:span text:style-name="T5"><text:text-input text:description="">licence_view.format_date(licence_helper.getLastAnnouncement().getInvestigationEnd())</text:text-input></text:span></text:p>
            <text:p text:style-name="P72"><office:annotation><dc:creator>Christophe Delcourt</dc:creator><dc:date>2017-07-07T09:29:58</dc:date><text:p><text:span text:style-name="T87">do text if ('Enq</text:span><text:span text:style-name="T88">' in licence_helper.inquiry_type and not licence_helper.getLastAnnouncement()) or </text:span><text:span text:style-name="T87">('Enq</text:span><text:span text:style-name="T88">' in licence_helper.inquiry_type and <text:s/>licence_helper.getLastAnnouncement() and not <text:s/>licence_helper.getLastAnnouncement().getInvestigationEnd())</text:span></text:p></office:annotation>PAS DE DATE FIN ENQUETE ENCODEE</text:p>
            <text:p text:style-name="P73"><text:soft-page-break/><text:span text:style-name="T77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End())</text:span></text:p></office:annotation></text:span><text:span text:style-name="T77">PAS DE DATE FIN ANNONCE DE PROJET ENCODEE</text:span></text:p>
            <text:p text:style-name="P73"><text:span text:style-name="T12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12"><draw:control text:anchor-type="as-char" draw:z-index="73" draw:style-name="gr2" draw:text-style-name="P80" svg:width="0.176in" svg:height="0.1571in" draw:control="control74"/></text:span><text:span text:style-name="T12"> 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2" draw:text-style-name="P80" svg:width="0.176in" svg:height="0.1571in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getValueForTemplate('roadType')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getValueForTemplate('karstConstraints')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8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7"><text:span text:style-name="T83">do text if not self.getRoadCoating()</text:span></text:p></office:annotation><draw:control text:anchor-type="as-char" draw:z-index="80" draw:style-name="gr2" draw:text-style-name="P80" svg:width="0.176in" svg:height="0.1571in" draw:control="control81"/>revêtement en </text:p>
                  <text:p text:style-name="P42"><office:annotation><dc:creator>Ngaha </dc:creator><dc:date>2015-06-16T14:04:23</dc:date><text:p text:style-name="P77"><text:span text:style-name="T83">do text if self.getRoadCoating()</text:span></text:p></office:annotation><draw:control text:anchor-type="as-char" draw:z-index="81" draw:style-name="gr2" draw:text-style-name="P80" svg:width="0.176in" svg:height="0.1571in" draw:control="control82"/>revêtement en <text:text-input text:description="">self.getValueForTemplate('roadCoating')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7"><text:span text:style-name="T85">do text if not self.roadEquipments.__str__().count(u"'eau'")</text:span></text:p></office:annotation><draw:control text:anchor-type="as-char" draw:z-index="82" draw:style-name="gr2" draw:text-style-name="P80" svg:width="0.176in" svg:height="0.1571in" draw:control="control83"/>eau</text:p>
                  <text:p text:style-name="P42"><office:annotation><dc:creator>Ngaha </dc:creator><dc:date>2015-06-16T13:41:59</dc:date><text:p text:style-name="P77"><text:span text:style-name="T83">do text if self.roadEquipments.__str__().count(u"'eau'")</text:span></text:p></office:annotation><draw:control text:anchor-type="as-char" draw:z-index="83" draw:style-name="gr2" draw:text-style-name="P80" svg:width="0.176in" svg:height="0.1571in" draw:control="control84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7"><text:span text:style-name="T83">do text if not self.roadEquipments.__str__().count(u"'electricite'")</text:span></text:p></office:annotation><draw:control text:anchor-type="as-char" draw:z-index="84" draw:style-name="gr2" draw:text-style-name="P80" svg:width="0.176in" svg:height="0.1571in" draw:control="control85"/>électricité</text:p>
                  <text:p text:style-name="P42"><office:annotation><dc:creator>Ngaha </dc:creator><dc:date>2015-06-16T13:42:53</dc:date><text:p text:style-name="P77"><text:span text:style-name="T83">do text if self.roadEquipments.__str__().count(u"'electricite'")</text:span></text:p></office:annotation><draw:control text:anchor-type="as-char" draw:z-index="85" draw:style-name="gr2" draw:text-style-name="P80" svg:width="0.176in" svg:height="0.1571in" draw:control="control86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7"><text:span text:style-name="T83">do text if not self.roadEquipments.__str__().count(u"'epuration'")</text:span></text:p></office:annotation><draw:control text:anchor-type="as-char" draw:z-index="86" draw:style-name="gr2" draw:text-style-name="P80" svg:width="0.176in" svg:height="0.1571in" draw:control="control87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7"><text:span text:style-name="T83">do text if self.roadEquipments.__str__().count(u"'epuration'")</text:span></text:p></office:annotation><draw:control text:anchor-type="as-char" draw:z-index="87" draw:style-name="gr2" draw:text-style-name="P80" svg:width="0.176in" svg:height="0.1571in" draw:control="control88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7"><text:span text:style-name="T83">do text if not self.roadEquipments.__str__().count(u"'pascollecteeaux'")</text:span></text:p></office:annotation><draw:control text:anchor-type="as-char" draw:z-index="88" draw:style-name="gr2" draw:text-style-name="P80" svg:width="0.176in" svg:height="0.1571in" draw:control="control89"/>pas d'égout</text:p>
                  <text:p text:style-name="P42"><office:annotation><dc:creator>Ngaha </dc:creator><dc:date>2015-06-16T14:13:36</dc:date><text:p text:style-name="P77"><text:span text:style-name="T83">do text if self.roadEquipments.__str__().count(u"'pascollecteeaux'")</text:span></text:p></office:annotation><draw:control text:anchor-type="as-char" draw:z-index="89" draw:style-name="gr2" draw:text-style-name="P80" svg:width="0.176in" svg:height="0.1571in" draw:control="control90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office:annotation><dc:creator>Ngaha </dc:creator><dc:date>2016-04-14T13:45:55</dc:date><text:p text:style-name="P77"><text:span text:style-name="T83">do text if not self.getPash().__str__().count('collective')</text:span></text:p></office:annotation><draw:control text:anchor-type="as-char" draw:z-index="79" draw:style-name="gr2" draw:text-style-name="P80" svg:width="0.176in" svg:height="0.1571in" draw:control="control80"/><text:span text:style-name="T39">Assainissement Collectif</text:span></text:p>
            <text:p text:style-name="P42"><office:annotation><dc:creator>Ngaha </dc:creator><dc:date>2016-04-14T13:45:55</dc:date><text:p text:style-name="P77"><text:span text:style-name="T83">do text if self.getPash().__str__().count('collective')</text:span></text:p></office:annotation><draw:control text:anchor-type="as-char" draw:z-index="78" draw:style-name="gr2" draw:text-style-name="P80" svg:width="0.176in" svg:height="0.1571in" draw:control="control79"/><text:span text:style-name="T41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office:annotation><dc:creator>Ngaha </dc:creator><dc:date>2016-04-14T13:49:38</dc:date><text:p text:style-name="P77"><text:span text:style-name="T83">do text if not self.getPash().__str__().count('transitoire')</text:span></text:p></office:annotation><draw:control text:anchor-type="as-char" draw:z-index="91" draw:style-name="gr2" draw:text-style-name="P80" svg:width="0.176in" svg:height="0.1571in" draw:control="control92"/><text:span text:style-name="T39">Assainissement transitoire</text:span></text:p>
            <text:p text:style-name="P42"><text:span text:style-name="T39"><office:annotation><dc:creator>Ngaha </dc:creator><dc:date>2016-04-14T13:49:38</dc:date><text:p text:style-name="P77"><text:span text:style-name="T83">do text if self.getPash().__str__().count('transitoire')</text:span></text:p></office:annotation></text:span><text:span text:style-name="T39"><draw:control text:anchor-type="as-char" draw:z-index="90" draw:style-name="gr2" draw:text-style-name="P80" svg:width="0.176in" svg:height="0.1571in" draw:control="control91"/></text:span><text:span text:style-name="T41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office:annotation><dc:creator>Ngaha </dc:creator><dc:date>2016-04-14T13:50:03</dc:date><text:p text:style-name="P77"><text:span text:style-name="T83">do text if not self.getPash().__str__().count('individuelle')</text:span></text:p></office:annotation><draw:control text:anchor-type="as-char" draw:z-index="93" draw:style-name="gr2" draw:text-style-name="P80" svg:width="0.176in" svg:height="0.1571in" draw:control="control94"/><text:span text:style-name="T39">Assainissement individuel</text:span></text:p>
            <text:p text:style-name="P42"><text:span text:style-name="T39"><office:annotation><dc:creator>Ngaha </dc:creator><dc:date>2016-04-14T13:50:03</dc:date><text:p text:style-name="P77"><text:span text:style-name="T83">do text if self.getPash().__str__().count('individuelle')</text:span></text:p></office:annotation></text:span><text:span text:style-name="T39"><draw:control text:anchor-type="as-char" draw:z-index="92" draw:style-name="gr2" draw:text-style-name="P80" svg:width="0.176in" svg:height="0.1571in" draw:control="control93"/></text:span><text:span text:style-name="T41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7"><text:span text:style-name="T83">do </text:span><text:span text:style-name="T86">text</text:span><text:span text:style-name="T83"> if licence_helper.roadAdaptation</text:span></text:p></office:annotation></text:span><text:span text:style-name="T6"><draw:control text:anchor-type="as-char" draw:z-index="65" draw:style-name="gr2" draw:text-style-name="P80" svg:width="0.176in" svg:height="0.1571in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7"><text:span text:style-name="T83">do </text:span><text:span text:style-name="T86">text</text:span><text:span text:style-name="T83"> if not licence_helper.roadAdaptation</text:span></text:p></office:annotation></text:span><text:span text:style-name="T31"><draw:control text:anchor-type="as-char" draw:z-index="66" draw:style-name="gr2" draw:text-style-name="P80" svg:width="0.176in" svg:height="0.1571in" draw:control="control67"/></text:span><text:span text:style-name="T32">Oui</text:span><text:span text:style-name="T9"> <text:s/></text:span><text:bookmark text:name="Unknown44"/><text:bookmark text:name="Unknown45"/><text:bookmark text:name="Unknown46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7"><text:span text:style-name="T83">do text if not 'class' in licence_helper.protectedBuilding</text:span></text:p></office:annotation><draw:control text:anchor-type="as-char" draw:z-index="47" draw:style-name="gr2" draw:text-style-name="P80" svg:width="0.176in" svg:height="0.1571in" draw:control="control48"/>classé ou assimilé</text:p>
                  <text:p text:style-name="P45"><office:annotation><dc:creator>Ngaha </dc:creator><dc:date>2015-06-09T11:30:31</dc:date><text:p text:style-name="P77"><text:span text:style-name="T83">do text if <text:s/>'class' in licence_helper.protectedBuilding</text:span></text:p></office:annotation><draw:control text:anchor-type="as-char" draw:z-index="46" draw:style-name="gr2" draw:text-style-name="P80" svg:width="0.176in" svg:height="0.1571in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7"><text:span text:style-name="T83">do text if not 'zone de protection' in licence_helper.protectedBuilding</text:span></text:p></office:annotation><draw:control text:anchor-type="as-char" draw:z-index="49" draw:style-name="gr2" draw:text-style-name="P80" svg:width="0.176in" svg:height="0.1571in" draw:control="control50"/>zone de protection</text:p>
                  <text:p text:style-name="P59"><office:annotation><dc:creator>Ngaha </dc:creator><dc:date>2015-06-09T11:32:40</dc:date><text:p text:style-name="P77"><text:span text:style-name="T83">do text if 'zone de protection' in licence_helper.protectedBuilding</text:span></text:p></office:annotation><text:span text:style-name="T9"><draw:control text:anchor-type="as-char" draw:z-index="48" draw:style-name="gr2" draw:text-style-name="P80" svg:width="0.176in" svg:height="0.1571in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7"><text:span text:style-name="T83">do text if not <text:s/>u"repris \xe0 l'inventaire" in licence_helper.protectedBuilding</text:span></text:p></office:annotation><draw:control text:anchor-type="as-char" draw:z-index="50" draw:style-name="gr2" draw:text-style-name="P80" svg:width="0.176in" svg:height="0.1571in" draw:control="control51"/>repris à l'inventaire</text:p>
                  <text:p text:style-name="P58"><office:annotation><dc:creator>Ngaha </dc:creator><dc:date>2015-06-09T11:34:20</dc:date><text:p text:style-name="P77"><text:span text:style-name="T83">do text if <text:s/>u"repris \xe0 l'inventaire" in licence_helper.protectedBuilding</text:span></text:p></office:annotation><draw:control text:anchor-type="as-char" draw:z-index="51" draw:style-name="gr2" draw:text-style-name="P80" svg:width="0.176in" svg:height="0.1571in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u"\xe0 l'Atlas arch\xe9ologique" in licence_helper.protectedBuilding</text:span></text:p></office:annotation><draw:control text:anchor-type="as-char" draw:z-index="95" draw:style-name="gr2" draw:text-style-name="P80" svg:width="0.176in" svg:height="0.1571in" draw:control="control96"/>à l'atlas archéologique</text:p>
                  <text:p text:style-name="P58"><office:annotation><dc:creator>Ngaha </dc:creator><dc:date>2015-06-09T11:35:34</dc:date><text:p text:style-name="P78"><text:span text:style-name="T83">do text if u"\xe0 l'Atlas arch\xe9ologique" in licence_helper.protectedBuilding</text:span></text:p></office:annotation><draw:control text:anchor-type="as-char" draw:z-index="96" draw:style-name="gr2" draw:text-style-name="P80" svg:width="0.176in" svg:height="0.1571in" draw:control="control97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'Centres Anciens' in licence_helper.protectedBuilding</text:span></text:p></office:annotation><draw:control text:anchor-type="as-char" draw:z-index="97" draw:style-name="gr2" draw:text-style-name="P80" svg:width="0.176in" svg:height="0.1571in" draw:control="control98"/>à l'atlas Centres Anciens</text:p>
                  <text:p text:style-name="P58"><office:annotation><dc:creator>Ngaha </dc:creator><dc:date>2015-06-09T11:35:34</dc:date><text:p text:style-name="P77"><text:span text:style-name="T86">do text if </text:span><text:span text:style-name="T83">'Centres Anciens'</text:span><text:span text:style-name="T86"> in licence_helper.protectedBuilding</text:span></text:p></office:annotation><draw:control text:anchor-type="as-char" draw:z-index="98" draw:style-name="gr2" draw:text-style-name="P80" svg:width="0.176in" svg:height="0.1571in" draw:control="control99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7"><text:span text:style-name="T85">do text if not self.impactStudy</text:span></text:p></office:annotation><draw:control text:anchor-type="as-char" draw:z-index="45" draw:style-name="gr2" draw:text-style-name="P80" svg:width="0.176in" svg:height="0.1571in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7"><text:span text:style-name="T83">do text if self.impactStudy</text:span></text:p></office:annotation><draw:control text:anchor-type="as-char" draw:z-index="44" draw:style-name="gr2" draw:text-style-name="P80" svg:width="0.176in" svg:height="0.1571in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2" draw:text-style-name="P80" svg:width="0.176in" svg:height="0.1571in" draw:control="control25"/>favorable <text:s text:c="3"/><text:bookmark text:name="Unknown55"/><draw:control text:anchor-type="as-char" draw:z-index="23" draw:style-name="gr2" draw:text-style-name="P80" svg:width="0.176in" svg:height="0.1571in" draw:control="control24"/>favorable conditionnel <text:s text:c="4"/><text:bookmark text:name="Unknown56"/><draw:control text:anchor-type="as-char" draw:z-index="22" draw:style-name="gr2" draw:text-style-name="P80" svg:width="0.176in" svg:height="0.1571in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2" draw:text-style-name="P80" svg:width="0.176in" svg:height="0.1571in" draw:control="control26"/>du <text:s/>…………………… <text:s text:c="5"/><text:bookmark text:name="Unknown58"/><draw:control text:anchor-type="as-char" draw:z-index="27" draw:style-name="gr2" draw:text-style-name="P80" svg:width="0.176in" svg:height="0.1571in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2" draw:text-style-name="P80" svg:width="0.176in" svg:height="0.1571in" draw:control="control27"/> 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9"><office:annotation><dc:creator>Gauthier Bastien</dc:creator><dc:date>2011-01-13T14:56:41</dc:date><text:p text:style-name="P77"><text:span text:style-name="T84">do text</text:span></text:p><text:p text:style-name="P77"><text:span text:style-name="T8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in" fo:margin-bottom="0in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in" fo:margin-right="0in" fo:margin-top="0.0398in" fo:margin-bottom="0.0665in" loext:contextual-spacing="false" fo:text-indent="0in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681in" fo:margin-left="0.2839in" fo:margin-right="0.1965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8T15:05:09.547577803</dc:date>
    <meta:editing-duration>P3DT23H22M39S</meta:editing-duration>
    <meta:editing-cycles>758</meta:editing-cycles>
    <meta:generator>LibreOffice/5.1.6.2$Linux_X86_64 LibreOffice_project/10m0$Build-2</meta:generator>
    <meta:document-statistic meta:table-count="6" meta:image-count="0" meta:object-count="0" meta:page-count="2" meta:paragraph-count="176" meta:word-count="909" meta:character-count="6481" meta:non-whitespace-character-count="5603"/>
  </office:meta>
</office:document-meta>
</file>